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3" style:family="table-cell" style:parent-style-name="Default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9" office:value-type="string" calcext:value-type="string">
            <text:p>LHD/RHD expected slowdown</text:p>
          </table:table-cell>
          <table:table-cell table:style-name="ce9" office:value-type="string" calcext:value-type="string">
            <text:p>Author</text:p>
          </table:table-cell>
          <table:table-cell table:style-name="ce9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L1])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R1])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X1])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D1])" office:value-type="float" office:value="5" calcext:value-type="float">
            <text:p>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J1])" office:value-type="float" office:value="6" calcext:value-type="float">
            <text:p>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P1])" office:value-type="float" office:value="7" calcext:value-type="float">
            <text:p>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V1])" office:value-type="float" office:value="8" calcext:value-type="float">
            <text:p>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B1])" office:value-type="float" office:value="9" calcext:value-type="float">
            <text:p>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H1])" office:value-type="float" office:value="10" calcext:value-type="float">
            <text:p>1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N1])" office:value-type="float" office:value="11" calcext:value-type="float">
            <text:p>1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T1])" office:value-type="float" office:value="12" calcext:value-type="float">
            <text:p>1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Z1])" office:value-type="float" office:value="13" calcext:value-type="float">
            <text:p>1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F1])" office:value-type="float" office:value="14" calcext:value-type="float">
            <text:p>1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L1])" office:value-type="float" office:value="15" calcext:value-type="float">
            <text:p>1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R1])" office:value-type="float" office:value="16" calcext:value-type="float">
            <text:p>1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X1])" office:value-type="float" office:value="17" calcext:value-type="float">
            <text:p>1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D1])" office:value-type="float" office:value="18" calcext:value-type="float">
            <text:p>1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J1])" office:value-type="float" office:value="19" calcext:value-type="float">
            <text:p>1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P1])" office:value-type="float" office:value="20" calcext:value-type="float">
            <text:p>2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V1])" office:value-type="float" office:value="21" calcext:value-type="float">
            <text:p>2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B1])" office:value-type="float" office:value="22" calcext:value-type="float">
            <text:p>2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H1])" office:value-type="float" office:value="23" calcext:value-type="float">
            <text:p>2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N1])" office:value-type="float" office:value="24" calcext:value-type="float">
            <text:p>2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T1])" office:value-type="float" office:value="25" calcext:value-type="float">
            <text:p>2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Z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3"/>
          <table:table-cell table:style-name="ce2"/>
          <table:table-cell table:style-name="ce11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9"/>
        </table:table-row>
        <table:table-row table:style-name="ro2" table:number-rows-repeated="3">
          <table:table-cell table:number-columns-repeated="1011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45"/>
        </table:table-row>
        <table:table-row table:style-name="ro2">
          <table:table-cell table:number-columns-repeated="64"/>
          <table:table-cell table:style-name="Default"/>
          <table:table-cell table:number-columns-repeated="946"/>
        </table:table-row>
        <table:table-row table:style-name="ro2" table:number-rows-repeated="1048480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.00.0000</text:date>, <text:time style:data-style-name="N2" text:time-value="16:13:39.8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2T18:52:37.462000000</dc:date>
    <meta:editing-duration>PT1H24M20S</meta:editing-duration>
    <meta:editing-cycles>10</meta:editing-cycles>
    <meta:generator>LibreOffice/5.0.6.3$Windows_X86_64 LibreOffice_project/490fc03b25318460cfc54456516ea2519c11d1aa</meta:generator>
    <meta:document-statistic meta:table-count="1" meta:cell-count="360" meta:object-count="0"/>
  </office:meta>
</office:document-meta>
</file>